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1.9181in"/>
    </style:style>
    <style:style style:name="co4" style:family="table-column">
      <style:table-column-properties fo:break-before="auto" style:column-width="1.6882in"/>
    </style:style>
    <style:style style:name="co5" style:family="table-column">
      <style:table-column-properties fo:break-before="auto" style:column-width="1.4563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5335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9043in"/>
    </style:style>
    <style:style style:name="co10" style:family="table-column">
      <style:table-column-properties fo:break-before="auto" style:column-width="2.139in"/>
    </style:style>
    <style:style style:name="co11" style:family="table-column">
      <style:table-column-properties fo:break-before="auto" style:column-width="0.79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36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44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 style:data-style-name="N231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 style:data-style-name="N231"/>
    <style:style style:name="ce8" style:family="table-cell" style:parent-style-name="Default" style:data-style-name="N5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9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02">
      <style:text-properties fo:language="en" fo:country="US"/>
    </style:style>
    <style:style style:name="ce13" style:family="table-cell" style:parent-style-name="Default" style:data-style-name="N0">
      <style:text-properties fo:language="en" fo:country="US"/>
    </style:style>
    <style:style style:name="ce14" style:family="table-cell" style:parent-style-name="Default" style:data-style-name="N36">
      <style:text-properties fo:language="en" fo:country="US"/>
    </style:style>
    <style:style style:name="ce15" style:family="table-cell" style:parent-style-name="Default" style:data-style-name="N44">
      <style:text-properties fo:language="en" fo:country="US"/>
    </style:style>
    <style:style style:name="ce16" style:family="table-cell" style:parent-style-name="Default" style:data-style-name="N0"/>
    <style:style style:name="ce17" style:family="table-cell" style:parent-style-name="Default" style:data-style-name="N231">
      <style:text-properties fo:language="en" fo:country="US"/>
    </style:style>
    <style:style style:name="ce18" style:family="table-cell" style:parent-style-name="Default" style:data-style-name="N50">
      <style:text-properties fo:language="en" fo:country="US"/>
    </style:style>
    <style:style style:name="ce19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41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 style:data-style-name="N200">
      <style:text-properties fo:language="en" fo:country="US"/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24" style:family="table-cell" style:parent-style-name="Default" style:data-style-name="N50">
      <style:text-properties fo:language="en" fo:country="US"/>
      <style:map style:condition="is-true-formula([.$J1]&gt;COLUMN([.A1])-3)" style:apply-style-name="Parameter" style:base-cell-address="Sheet1.A1"/>
    </style:style>
    <style:style style:name="ce25" style:family="table-cell" style:parent-style-name="Default" style:data-style-name="N84">
      <style:text-properties fo:language="en" fo:country="US"/>
      <style:map style:condition="is-true-formula([.$J1]&gt;COLUMN([.A1])-3)" style:apply-style-name="Parameter" style:base-cell-address="Sheet1.A1"/>
    </style:style>
    <style:style style:name="ce26" style:family="table-cell" style:parent-style-name="Default" style:data-style-name="N198">
      <style:text-properties fo:language="en" fo:country="US"/>
      <style:map style:condition="is-true-formula([.$J1]&gt;COLUMN([.A1])-3)" style:apply-style-name="Parameter" style:base-cell-address="Sheet1.A1"/>
    </style:style>
    <style:style style:name="ce27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8" style:family="table-cell" style:parent-style-name="Default">
      <style:map style:condition="is-true-formula([.$J1]&gt;COLUMN([.A1])-3)" style:apply-style-name="Parameter" style:base-cell-address="Sheet1.A1"/>
    </style:style>
    <style:style style:name="ce2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33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29"/>
        <table:table-column table:style-name="co10" table:default-cell-style-name="ce10"/>
        <table:table-column table:style-name="co11" table:number-columns-repeated="4" table:default-cell-style-name="ce10"/>
        <table:table-column table:style-name="co5" table:default-cell-style-name="ce10"/>
        <table:table-column table:style-name="co11" table:number-columns-repeated="240" table:default-cell-style-name="ce10"/>
        <table:table-column table:style-name="co12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11" office:value-type="string">
            <text:p>Actual</text:p>
          </table:table-cell>
          <table:table-cell table:style-name="ce11" office:value-type="string">
            <text:p>Inputs</text:p>
          </table:table-cell>
          <table:table-cell table:style-name="ce11" table:number-columns-repeated="6"/>
          <table:table-cell table:style-name="ce11" office:value-type="string">
            <text:p># of Inputs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Highlight</text:p>
          </table:table-cell>
          <table:table-cell table:style-name="ce11" office:value-type="string">
            <text:p>OOo says</text:p>
          </table:table-cell>
          <table:table-cell table:style-name="ce11" office:value-type="string">
            <text:p>Skip for</text:p>
          </table:table-cell>
          <table:table-cell table:style-name="ce11" office:value-type="string">
            <text:p>Custom check</text:p>
          </table:table-cell>
          <table:table-cell table:style-name="ce11"/>
          <table:table-cell table:style-name="ce11" table:formula="of:=AND([.Q2:.Q10000])" office:value-type="boolean" office:boolean-value="true">
            <text:p>TRUE</text:p>
          </table:table-cell>
          <table:table-cell table:style-name="ce11" table:number-columns-repeated="1007"/>
        </table:table-row>
        <table:table-row table:style-name="ro2">
          <table:table-cell table:style-name="ce2" office:value-type="string">
            <text:p>(now)</text:p>
          </table:table-cell>
          <table:table-cell table:style-name="ce12" table:formula="of:=NOW()" office:value-type="float" office:value="40402.7816622685">
            <text:p>2010-08-12 18:45:36</text:p>
          </table:table-cell>
          <table:table-cell table:style-name="ce19"/>
          <table:table-cell table:style-name="ce20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style-name="ce32"/>
          <table:table-cell/>
          <table:table-cell table:formula="of:=TRUE()" office:value-type="boolean" office:boolean-value="true">
            <text:p>TRUE</text:p>
          </table:table-cell>
          <table:table-cell table:style-name="Default" table:formula="of:=IF(ISBLANK([.M2]);[.A2];[.M2])" office:value-type="string" office:string-value="(now)">
            <text:p>(now)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(today)</text:p>
          </table:table-cell>
          <table:table-cell table:style-name="ce13" table:formula="of:=TODAY()" office:value-type="date" office:date-value="2010-08-12">
            <text:p>08/12/10</text:p>
          </table:table-cell>
          <table:table-cell table:style-name="ce19"/>
          <table:table-cell table:style-name="ce20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TODAY</text:p>
          </table:table-cell>
          <table:table-cell table:style-name="ce32"/>
          <table:table-cell/>
          <table:table-cell table:formula="of:=TRUE()" office:value-type="boolean" office:boolean-value="true">
            <text:p>TRUE</text:p>
          </table:table-cell>
          <table:table-cell table:style-name="Default" table:formula="of:=IF(ISBLANK([.M4]);[.A4];[.M4])" office:value-type="string" office:string-value="(today)">
            <text:p>(today)</text:p>
          </table:table-cell>
          <table:table-cell table:style-name="Default"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date" office:date-value="2007-12-31">
            <text:p>12/31/2007</text:p>
          </table:table-cell>
          <table:table-cell table:style-name="ce14" table:formula="of:=DATE([.C6];[.D6];[.E6])" office:value-type="date" office:date-value="2007-12-31">
            <text:p>12/31/2007</text:p>
          </table:table-cell>
          <table:table-cell table:style-name="ce20" office:value-type="float" office:value="2007">
            <text:p>2007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31">
            <text:p>31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style-name="ce32"/>
          <table:table-cell/>
          <table:table-cell/>
          <table:table-cell table:style-name="Default" table:formula="of:=IF(ISBLANK([.M6]);[.A6];[.M6])" office:value-type="date" office:date-value="2007-12-31">
            <text:p>12/31/07</text:p>
          </table:table-cell>
          <table:table-cell table:style-name="Default"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date" office:date-value="1961-04-12">
            <text:p>04/12/1961</text:p>
          </table:table-cell>
          <table:table-cell table:style-name="ce14" table:formula="of:=DATE([.C7];[.D7];[.E7])" office:value-type="date" office:date-value="1961-04-12">
            <text:p>04/12/1961</text:p>
          </table:table-cell>
          <table:table-cell table:style-name="ce20" office:value-type="float" office:value="1961">
            <text:p>1961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2">
            <text:p>12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]);[.A7];[.M7])" office:value-type="date" office:date-value="1961-04-12">
            <text:p>04/12/61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date" office:date-value="2007-06-05">
            <text:p>06/05/2007</text:p>
          </table:table-cell>
          <table:table-cell table:style-name="ce14" table:formula="of:=DATE([.C8];[.D8];[.E8])" office:value-type="date" office:date-value="2007-06-05">
            <text:p>06/05/2007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5">
            <text:p>5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]);[.A8];[.M8])" office:value-type="date" office:date-value="2007-06-05">
            <text:p>06/05/07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date" office:date-value="2005-01-04">
            <text:p>01/04/2005</text:p>
          </table:table-cell>
          <table:table-cell table:style-name="ce14" table:formula="of:=DATE([.C9];[.D9];[.E9])" office:value-type="date" office:date-value="2005-01-04">
            <text:p>01/04/2005</text:p>
          </table:table-cell>
          <table:table-cell table:style-name="ce20" office:value-type="float" office:value="2003">
            <text:p>200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65">
            <text:p>65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9]);[.A9];[.M9])" office:value-type="date" office:date-value="2005-01-04">
            <text:p>01/04/05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date" office:date-value="2006-11-19">
            <text:p>11/19/2006</text:p>
          </table:table-cell>
          <table:table-cell table:style-name="ce14" table:formula="of:=DATE([.C10];[.D10];[.E10])" office:value-type="date" office:date-value="2006-11-19">
            <text:p>11/19/2006</text:p>
          </table:table-cell>
          <table:table-cell table:style-name="ce20" office:value-type="float" office:value="2008">
            <text:p>2008</text:p>
          </table:table-cell>
          <table:table-cell table:style-name="ce20" office:value-type="float" office:value="-10">
            <text:p>-10</text:p>
          </table:table-cell>
          <table:table-cell table:style-name="ce20" office:value-type="float" office:value="-73">
            <text:p>-73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]);[.A10];[.M10])" office:value-type="date" office:date-value="2006-11-19">
            <text:p>11/19/06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3" office:value-type="date" office:date-value="1888-05-06">
            <text:p>05/06/1888</text:p>
          </table:table-cell>
          <table:table-cell table:style-name="ce14" table:formula="of:=DATE([.C11];[.D11];[.E11])" office:value-type="date" office:date-value="1888-05-06">
            <text:p>05/06/1888</text:p>
          </table:table-cell>
          <table:table-cell table:style-name="ce20" office:value-type="float" office:value="1888">
            <text:p>1888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1]);[.A11];[.M11])" office:value-type="date" office:date-value="1888-05-06">
            <text:p>05/06/88</text:p>
          </table:table-cell>
          <table:table-cell table:style-name="Default"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3"/>
          <table:table-cell table:style-name="ce14"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time" office:time-value="PT02H03M04S">
            <text:p>02:03:04</text:p>
          </table:table-cell>
          <table:table-cell table:style-name="ce15" table:formula="of:=TIME([.C13];[.D13];[.E13])" office:value-type="time" office:time-value="PT02H03M04S">
            <text:p>02:03:04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style-name="ce32"/>
          <table:table-cell/>
          <table:table-cell/>
          <table:table-cell table:style-name="Default" table:formula="of:=IF(ISBLANK([.M13]);[.A13];[.M13])" office:value-type="time" office:time-value="PT02H03M04S">
            <text:p>02:03:04 AM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time" office:time-value="PT16H55M59S">
            <text:p>16:55:59</text:p>
          </table:table-cell>
          <table:table-cell table:style-name="ce15" table:formula="of:=TIME([.C14];[.D14];[.E14])" office:value-type="time" office:time-value="PT16H55M59S">
            <text:p>16:55:59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59">
            <text:p>59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4]);[.A14];[.M14])" office:value-type="time" office:time-value="PT16H55M59S">
            <text:p>04:55:59 PM</text:p>
          </table:table-cell>
          <table:table-cell table:style-name="Default"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time" office:time-value="PT40H19M16S">
            <text:p>40:19:16</text:p>
          </table:table-cell>
          <table:table-cell table:style-name="ce15" table:formula="of:=TIME([.C15];[.D15];[.E15])" office:value-type="time" office:time-value="PT40H19M16S">
            <text:p>40:19:16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76">
            <text:p>76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5]);[.A15];[.M15])" office:value-type="time" office:time-value="PT40H19M16S">
            <text:p>40:19:16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4" office:value-type="time" office:time-value="PT95H33M20S">
            <text:p>95:33:20</text:p>
          </table:table-cell>
          <table:table-cell table:style-name="ce15" table:formula="of:=TIME([.C16];[.D16];[.E16])" office:value-type="time" office:time-value="PT95H33M20S">
            <text:p>95:33:20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-200">
            <text:p>-200</text:p>
          </table:table-cell>
          <table:table-cell table:style-name="ce20" office:value-type="float" office:value="-4000">
            <text:p>-4000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6]);[.A16];[.M16])" office:value-type="time" office:time-value="PT95H33M20S">
            <text:p>95:33:20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13" table:formula="of:=SECOND([.C18])" office:value-type="float" office:value="45">
            <text:p>45</text:p>
          </table:table-cell>
          <table:table-cell table:style-name="ce21" office:value-type="time" office:time-value="PT12H30M45S">
            <text:p>12:30:45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style-name="ce32"/>
          <table:table-cell/>
          <table:table-cell/>
          <table:table-cell table:style-name="Default" table:formula="of:=IF(ISBLANK([.M18]);[.A18];[.M18])" office:value-type="float" office:value="45">
            <text:p>45</text:p>
          </table:table-cell>
          <table:table-cell table:style-name="Default"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SECOND([.C19])" office:value-type="float" office:value="0">
            <text:p>0</text:p>
          </table:table-cell>
          <table:table-cell table:style-name="ce22" office:value-type="date" office:date-value="1996-06-06T12:00:00">
            <text:p>1996-06-06 12:00:0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9]);[.A19];[.M19])" office:value-type="float" office:value="0">
            <text:p>0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3" table:formula="of:=SECOND([.C20])" office:value-type="float" office:value="59">
            <text:p>59</text:p>
          </table:table-cell>
          <table:table-cell table:style-name="ce22" office:value-type="date" office:date-value="1909-12-31T23:59:59">
            <text:p>1909-12-31 23:59:59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0]);[.A20];[.M20])" office:value-type="float" office:value="59">
            <text:p>59</text:p>
          </table:table-cell>
          <table:table-cell table:style-name="Default"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3" table:formula="of:=SECOND([.C21])" office:value-type="float" office:value="59">
            <text:p>59</text:p>
          </table:table-cell>
          <table:table-cell table:style-name="ce23" office:value-type="float" office:value="3653.999994">
            <text:p>3654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1]);[.A21];[.M21])" office:value-type="float" office:value="59">
            <text:p>59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SECOND([.C22])" office:value-type="float" office:value="0">
            <text:p>0</text:p>
          </table:table-cell>
          <table:table-cell table:style-name="ce23" office:value-type="float" office:value="3653.999995">
            <text:p>3654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2]);[.A22];[.M22])" office:value-type="float" office:value="0">
            <text:p>0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13"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13" table:formula="of:=MINUTE([.C24])" office:value-type="float" office:value="30">
            <text:p>30</text:p>
          </table:table-cell>
          <table:table-cell table:style-name="ce21" office:value-type="time" office:time-value="PT12H30M45S">
            <text:p>12:30:45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style-name="ce32"/>
          <table:table-cell/>
          <table:table-cell/>
          <table:table-cell table:style-name="Default" table:formula="of:=IF(ISBLANK([.M24]);[.A24];[.M24])" office:value-type="float" office:value="30">
            <text:p>30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MINUTE([.C25])" office:value-type="float" office:value="0">
            <text:p>0</text:p>
          </table:table-cell>
          <table:table-cell table:style-name="ce22" office:value-type="date" office:date-value="1996-06-06T12:00:00">
            <text:p>1996-06-06 12:00:0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5]);[.A25];[.M25])" office:value-type="float" office:value="0">
            <text:p>0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3" table:formula="of:=MINUTE([.C26])" office:value-type="float" office:value="59">
            <text:p>59</text:p>
          </table:table-cell>
          <table:table-cell table:style-name="ce22" office:value-type="date" office:date-value="1909-12-31T23:59:59">
            <text:p>1909-12-31 23:59:59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6]);[.A26];[.M26])" office:value-type="float" office:value="59">
            <text:p>59</text:p>
          </table:table-cell>
          <table:table-cell table:style-name="Default"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13" table:formula="of:=MINUTE([.C27])" office:value-type="float" office:value="59">
            <text:p>59</text:p>
          </table:table-cell>
          <table:table-cell table:style-name="ce23" office:value-type="float" office:value="3653.999994">
            <text:p>3654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7]);[.A27];[.M27])" office:value-type="float" office:value="59">
            <text:p>59</text:p>
          </table:table-cell>
          <table:table-cell table:style-name="Default"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MINUTE([.C28])" office:value-type="float" office:value="0">
            <text:p>0</text:p>
          </table:table-cell>
          <table:table-cell table:style-name="ce23" office:value-type="float" office:value="3653.999995">
            <text:p>3654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28]);[.A28];[.M28])" office:value-type="float" office:value="0">
            <text:p>0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13"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3" table:formula="of:=HOUR([.C30])" office:value-type="float" office:value="12">
            <text:p>12</text:p>
          </table:table-cell>
          <table:table-cell table:style-name="ce21" office:value-type="time" office:time-value="PT12H30M45S">
            <text:p>12:30:45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style-name="ce32"/>
          <table:table-cell/>
          <table:table-cell/>
          <table:table-cell table:style-name="Default" table:formula="of:=IF(ISBLANK([.M30]);[.A30];[.M30])" office:value-type="float" office:value="12">
            <text:p>12</text:p>
          </table:table-cell>
          <table:table-cell table:style-name="Default"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3" table:formula="of:=HOUR([.C31])" office:value-type="float" office:value="12">
            <text:p>12</text:p>
          </table:table-cell>
          <table:table-cell table:style-name="ce22" office:value-type="date" office:date-value="1996-06-06T12:00:00">
            <text:p>1996-06-06 12:00:0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31]);[.A31];[.M31])" office:value-type="float" office:value="12">
            <text:p>12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13" table:formula="of:=HOUR([.C32])" office:value-type="float" office:value="23">
            <text:p>23</text:p>
          </table:table-cell>
          <table:table-cell table:style-name="ce22" office:value-type="date" office:date-value="1909-12-31T23:59:59">
            <text:p>1909-12-31 23:59:59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32]);[.A32];[.M32])" office:value-type="float" office:value="23">
            <text:p>23</text:p>
          </table:table-cell>
          <table:table-cell table:style-name="Default"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13" table:formula="of:=HOUR([.C33])" office:value-type="float" office:value="23">
            <text:p>23</text:p>
          </table:table-cell>
          <table:table-cell table:style-name="ce23" office:value-type="float" office:value="3653.999994">
            <text:p>3654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33]);[.A33];[.M33])" office:value-type="float" office:value="23">
            <text:p>23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HOUR([.C34])" office:value-type="float" office:value="24">
            <text:p>24</text:p>
          </table:table-cell>
          <table:table-cell table:style-name="ce23" office:value-type="float" office:value="3653.999995">
            <text:p>3654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 office:value-type="float" office:value="24">
            <text:p>24</text:p>
          </table:table-cell>
          <table:table-cell/>
          <table:table-cell/>
          <table:table-cell table:style-name="Default" table:formula="of:=IF(ISBLANK([.M34]);[.A34];[.M34])" office:value-type="float" office:value="24">
            <text:p>24</text:p>
          </table:table-cell>
          <table:table-cell table:style-name="Default"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3" table:formula="of:=WEEKDAY([.C36])" office:value-type="float" office:value="7">
            <text:p>7</text:p>
          </table:table-cell>
          <table:table-cell table:style-name="ce19" office:value-type="date" office:date-value="2008-01-05">
            <text:p>01/05/2008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style-name="ce32"/>
          <table:table-cell/>
          <table:table-cell/>
          <table:table-cell table:style-name="Default" table:formula="of:=IF(ISBLANK([.M36]);[.A36];[.M36])" office:value-type="float" office:value="7">
            <text:p>7</text:p>
          </table:table-cell>
          <table:table-cell table:style-name="Default"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3" table:formula="of:=WEEKDAY([.C37])" office:value-type="float" office:value="1">
            <text:p>1</text:p>
          </table:table-cell>
          <table:table-cell table:style-name="ce19" office:value-type="date" office:date-value="2008-01-06">
            <text:p>01/06/2008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37]);[.A37];[.M37])" office:value-type="float" office:value="1">
            <text:p>1</text:p>
          </table:table-cell>
          <table:table-cell table:style-name="Default"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3" table:formula="of:=WEEKDAY([.C38];[.D38])" office:value-type="float" office:value="7">
            <text:p>7</text:p>
          </table:table-cell>
          <table:table-cell table:style-name="ce19" office:value-type="date" office:date-value="2008-01-05">
            <text:p>01/05/2008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38]);[.A38];[.M38])" office:value-type="float" office:value="7">
            <text:p>7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3" table:formula="of:=WEEKDAY([.C39];[.D39])" office:value-type="float" office:value="1">
            <text:p>1</text:p>
          </table:table-cell>
          <table:table-cell table:style-name="ce19" office:value-type="date" office:date-value="2008-01-06">
            <text:p>01/06/2008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39]);[.A39];[.M39])" office:value-type="float" office:value="1">
            <text:p>1</text:p>
          </table:table-cell>
          <table:table-cell table:style-name="Default"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3" table:formula="of:=WEEKDAY([.C40];[.D40])" office:value-type="float" office:value="7">
            <text:p>7</text:p>
          </table:table-cell>
          <table:table-cell table:style-name="ce19" office:value-type="date" office:date-value="2008-01-06">
            <text:p>01/06/2008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0]);[.A40];[.M40])" office:value-type="float" office:value="7">
            <text:p>7</text:p>
          </table:table-cell>
          <table:table-cell table:style-name="Default"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3" table:formula="of:=WEEKDAY([.C41];[.D41])" office:value-type="float" office:value="1">
            <text:p>1</text:p>
          </table:table-cell>
          <table:table-cell table:style-name="ce19" office:value-type="date" office:date-value="2008-01-07">
            <text:p>01/07/2008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1]);[.A41];[.M41])" office:value-type="float" office:value="1">
            <text:p>1</text:p>
          </table:table-cell>
          <table:table-cell table:style-name="Default"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3" table:formula="of:=WEEKDAY([.C42];[.D42])" office:value-type="float" office:value="6">
            <text:p>6</text:p>
          </table:table-cell>
          <table:table-cell table:style-name="ce19" office:value-type="date" office:date-value="2008-01-06">
            <text:p>01/06/2008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2]);[.A42];[.M42])" office:value-type="float" office:value="6">
            <text:p>6</text:p>
          </table:table-cell>
          <table:table-cell table:style-name="Default"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WEEKDAY([.C43];[.D43])" office:value-type="float" office:value="0">
            <text:p>0</text:p>
          </table:table-cell>
          <table:table-cell table:style-name="ce19" office:value-type="date" office:date-value="2008-01-07">
            <text:p>01/07/2008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3]);[.A43];[.M43])" office:value-type="float" office:value="0">
            <text:p>0</text:p>
          </table:table-cell>
          <table:table-cell table:style-name="Default"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WEEKDAY([.C44];[.D44])" office:value-type="float" office:value="0">
            <text:p>0</text:p>
          </table:table-cell>
          <table:table-cell table:style-name="ce19" office:value-type="date" office:date-value="2008-01-07">
            <text:p>01/07/2008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4]);[.A44];[.M44])" office:value-type="float" office:value="0">
            <text:p>0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3" table:formula="of:=WEEKDAY([.C45];[.D45])" office:value-type="float" office:value="0">
            <text:p>0</text:p>
          </table:table-cell>
          <table:table-cell table:style-name="ce19" office:value-type="date" office:date-value="2008-01-07">
            <text:p>01/07/2008</text:p>
          </table:table-cell>
          <table:table-cell table:style-name="ce20" office:value-type="float" office:value="4">
            <text:p>4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5]);[.A45];[.M45])" office:value-type="float" office:value="0">
            <text:p>0</text:p>
          </table:table-cell>
          <table:table-cell table:style-name="Default"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3" table:formula="of:=DAY([.C47])" office:value-type="float" office:value="1">
            <text:p>1</text:p>
          </table:table-cell>
          <table:table-cell table:style-name="ce19" office:value-type="date" office:date-value="2010-01-01">
            <text:p>01/01/201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style-name="ce32"/>
          <table:table-cell/>
          <table:table-cell/>
          <table:table-cell table:style-name="Default" table:formula="of:=IF(ISBLANK([.M47]);[.A47];[.M47])" office:value-type="float" office:value="1">
            <text:p>1</text:p>
          </table:table-cell>
          <table:table-cell table:style-name="Default"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3" table:formula="of:=DAY([.C48])" office:value-type="float" office:value="6">
            <text:p>6</text:p>
          </table:table-cell>
          <table:table-cell table:style-name="ce24" office:value-type="date" office:date-value="1996-06-06T12:00:00">
            <text:p>06/06/96 12:00 PM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8]);[.A48];[.M48])" office:value-type="float" office:value="6">
            <text:p>6</text:p>
          </table:table-cell>
          <table:table-cell table:style-name="Default"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13" table:formula="of:=DAY([.C49])" office:value-type="float" office:value="31">
            <text:p>31</text:p>
          </table:table-cell>
          <table:table-cell table:style-name="ce19" office:value-type="date" office:date-value="1909-12-31">
            <text:p>12/31/1909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49]);[.A49];[.M49])" office:value-type="float" office:value="31">
            <text:p>31</text:p>
          </table:table-cell>
          <table:table-cell table:style-name="Default"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3" table:formula="of:=DAY([.C50])" office:value-type="float" office:value="3">
            <text:p>3</text:p>
          </table:table-cell>
          <table:table-cell table:style-name="ce19" office:value-type="date" office:date-value="1900-01-03">
            <text:p>01/03/190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50]);[.A50];[.M50])" office:value-type="float" office:value="3">
            <text:p>3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13"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3" table:formula="of:=MONTH([.C52])" office:value-type="float" office:value="1">
            <text:p>1</text:p>
          </table:table-cell>
          <table:table-cell table:style-name="ce19" office:value-type="date" office:date-value="2010-01-01">
            <text:p>01/01/201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style-name="ce32"/>
          <table:table-cell/>
          <table:table-cell/>
          <table:table-cell table:style-name="Default" table:formula="of:=IF(ISBLANK([.M52]);[.A52];[.M52])" office:value-type="float" office:value="1">
            <text:p>1</text:p>
          </table:table-cell>
          <table:table-cell table:style-name="Default"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3" table:formula="of:=MONTH([.C53])" office:value-type="float" office:value="6">
            <text:p>6</text:p>
          </table:table-cell>
          <table:table-cell table:style-name="ce24" office:value-type="date" office:date-value="1996-06-06T12:00:00">
            <text:p>06/06/96 12:00 PM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53]);[.A53];[.M53])" office:value-type="float" office:value="6">
            <text:p>6</text:p>
          </table:table-cell>
          <table:table-cell table:style-name="Default"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13" table:formula="of:=MONTH([.C54])" office:value-type="float" office:value="12">
            <text:p>12</text:p>
          </table:table-cell>
          <table:table-cell table:style-name="ce19" office:value-type="date" office:date-value="1909-12-31">
            <text:p>12/31/1909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54]);[.A54];[.M54])" office:value-type="float" office:value="12">
            <text:p>12</text:p>
          </table:table-cell>
          <table:table-cell table:style-name="Default"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 table:style-name="ce13"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010">
            <text:p>2010</text:p>
          </table:table-cell>
          <table:table-cell table:style-name="ce13" table:formula="of:=YEAR([.C56])" office:value-type="float" office:value="2010">
            <text:p>2010</text:p>
          </table:table-cell>
          <table:table-cell table:style-name="ce19" office:value-type="date" office:date-value="2010-01-01">
            <text:p>01/01/2010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style-name="ce32"/>
          <table:table-cell/>
          <table:table-cell/>
          <table:table-cell table:style-name="Default" table:formula="of:=IF(ISBLANK([.M56]);[.A56];[.M56])" office:value-type="float" office:value="2010">
            <text:p>2010</text:p>
          </table:table-cell>
          <table:table-cell table:style-name="Default"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996">
            <text:p>1996</text:p>
          </table:table-cell>
          <table:table-cell table:style-name="ce13" table:formula="of:=YEAR([.C57])" office:value-type="float" office:value="1996">
            <text:p>1996</text:p>
          </table:table-cell>
          <table:table-cell table:style-name="ce24" office:value-type="date" office:date-value="1996-06-06T12:00:00">
            <text:p>06/06/96 12:00 PM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57]);[.A57];[.M57])" office:value-type="float" office:value="1996">
            <text:p>1996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2" office:value-type="float" office:value="1909">
            <text:p>1909</text:p>
          </table:table-cell>
          <table:table-cell table:style-name="ce13" table:formula="of:=YEAR([.C58])" office:value-type="float" office:value="1909">
            <text:p>1909</text:p>
          </table:table-cell>
          <table:table-cell table:style-name="ce19" office:value-type="date" office:date-value="1909-12-31">
            <text:p>12/31/1909</text:p>
          </table:table-cell>
          <table:table-cell table:style-name="ce20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58]);[.A58];[.M58])" office:value-type="float" office:value="1909">
            <text:p>1909</text:p>
          </table:table-cell>
          <table:table-cell table:style-name="Default"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float" office:value="1095">
            <text:p>1095</text:p>
          </table:table-cell>
          <table:table-cell table:style-name="ce16" table:formula="of:=DAYS360([.C60];[.D60])" office:value-type="float" office:value="1095">
            <text:p>1095</text:p>
          </table:table-cell>
          <table:table-cell table:style-name="ce25" office:value-type="date" office:date-value="1996-06-06">
            <text:p>1996-06-06</text:p>
          </table:table-cell>
          <table:table-cell table:style-name="ce25" office:value-type="date" office:date-value="1999-06-21">
            <text:p>1999-06-21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office:value-type="string">
            <text:p>DAYS360</text:p>
          </table:table-cell>
          <table:table-cell table:style-name="Default" office:value-type="string">
            <text:p>DAYS360</text:p>
          </table:table-cell>
          <table:table-cell table:style-name="ce33"/>
          <table:table-cell table:style-name="Default"/>
          <table:table-cell/>
          <table:table-cell table:style-name="Default" table:formula="of:=IF(ISBLANK([.M60]);[.A60];[.M60])" office:value-type="float" office:value="1095">
            <text:p>1095</text:p>
          </table:table-cell>
          <table:table-cell table:style-name="Default"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3600">
            <text:p>3600</text:p>
          </table:table-cell>
          <table:table-cell table:style-name="ce16" table:formula="of:=DAYS360([.C61];[.D61])" office:value-type="float" office:value="3600">
            <text:p>3600</text:p>
          </table:table-cell>
          <table:table-cell table:style-name="ce22" office:value-type="date" office:date-value="1919-12-31T23:59:05">
            <text:p>1919-12-31 23:59:05</text:p>
          </table:table-cell>
          <table:table-cell table:style-name="ce22" office:value-type="date" office:date-value="1929-12-31T13:29:00">
            <text:p>1929-12-31 13:29:00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1]);[.A61];[.M61])" office:value-type="float" office:value="3600">
            <text:p>3600</text:p>
          </table:table-cell>
          <table:table-cell table:style-name="Default"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-331">
            <text:p>-331</text:p>
          </table:table-cell>
          <table:table-cell table:style-name="ce16" table:formula="of:=DAYS360([.C62];[.D62])" office:value-type="float" office:value="-331">
            <text:p>-331</text:p>
          </table:table-cell>
          <table:table-cell table:style-name="ce25" office:value-type="date" office:date-value="2008-12-06">
            <text:p>2008-12-06</text:p>
          </table:table-cell>
          <table:table-cell table:style-name="ce25" office:value-type="date" office:date-value="2008-01-05">
            <text:p>2008-01-05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2]);[.A62];[.M62])" office:value-type="float" office:value="-331">
            <text:p>-331</text:p>
          </table:table-cell>
          <table:table-cell table:style-name="Default"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6" table:formula="of:=DAYS360([.C63];[.D63])" office:value-type="float" office:value="331">
            <text:p>331</text:p>
          </table:table-cell>
          <table:table-cell table:style-name="ce25" office:value-type="date" office:date-value="2008-01-05">
            <text:p>2008-01-05</text:p>
          </table:table-cell>
          <table:table-cell table:style-name="ce25" office:value-type="date" office:date-value="2008-12-06">
            <text:p>2008-12-06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3]);[.A63];[.M63])" office:value-type="float" office:value="331">
            <text:p>331</text:p>
          </table:table-cell>
          <table:table-cell table:style-name="Default"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6" table:formula="of:=DAYS360([.C64];[.D64])" office:value-type="float" office:value="180">
            <text:p>180</text:p>
          </table:table-cell>
          <table:table-cell table:style-name="ce25" office:value-type="date" office:date-value="1995-02-28">
            <text:p>1995-02-28</text:p>
          </table:table-cell>
          <table:table-cell table:style-name="ce25" office:value-type="date" office:date-value="1995-08-31">
            <text:p>1995-08-31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4]);[.A64];[.M64])" office:value-type="float" office:value="180">
            <text:p>180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6" table:formula="of:=DAYS360([.C65];[.D65])" office:value-type="float" office:value="180">
            <text:p>180</text:p>
          </table:table-cell>
          <table:table-cell table:style-name="ce25" office:value-type="date" office:date-value="1996-02-29">
            <text:p>1996-02-29</text:p>
          </table:table-cell>
          <table:table-cell table:style-name="ce25" office:value-type="date" office:date-value="1996-08-31">
            <text:p>1996-08-31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5]);[.A65];[.M65])" office:value-type="float" office:value="180">
            <text:p>180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6" table:formula="of:=DAYS360([.C66];[.D66])" office:value-type="float" office:value="60">
            <text:p>60</text:p>
          </table:table-cell>
          <table:table-cell table:style-name="ce25" office:value-type="date" office:date-value="1996-01-30">
            <text:p>1996-01-30</text:p>
          </table:table-cell>
          <table:table-cell table:style-name="ce25" office:value-type="date" office:date-value="1996-03-31">
            <text:p>1996-03-31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6]);[.A66];[.M66])" office:value-type="float" office:value="60">
            <text:p>60</text:p>
          </table:table-cell>
          <table:table-cell table:style-name="Default"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16" table:formula="of:=DAYS360([.C67];[.D67])" office:value-type="float" office:value="60">
            <text:p>60</text:p>
          </table:table-cell>
          <table:table-cell table:style-name="ce25" office:value-type="date" office:date-value="1996-01-31">
            <text:p>1996-01-31</text:p>
          </table:table-cell>
          <table:table-cell table:style-name="ce25" office:value-type="date" office:date-value="1996-03-31">
            <text:p>1996-03-31</text:p>
          </table:table-cell>
          <table:table-cell table:style-name="ce20"/>
          <table:table-cell table:style-name="ce28" table:number-columns-repeated="4"/>
          <table:table-cell table:style-name="ce30" office:value-type="float" office:value="2">
            <text:p>2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7]);[.A67];[.M67])" office:value-type="float" office:value="60">
            <text:p>60</text:p>
          </table:table-cell>
          <table:table-cell table:style-name="Default"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5"/>
          <table:table-cell table:style-name="ce16"/>
          <table:table-cell table:style-name="ce22" table:number-columns-repeated="2"/>
          <table:table-cell table:style-name="ce20"/>
          <table:table-cell table:style-name="ce28" table:number-columns-repeated="4"/>
          <table:table-cell table:style-name="ce30"/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float" office:value="182">
            <text:p>182</text:p>
          </table:table-cell>
          <table:table-cell table:style-name="ce16" table:formula="of:=DAYS360([.C69];[.D69];[.E69])" office:value-type="float" office:value="182">
            <text:p>182</text:p>
          </table:table-cell>
          <table:table-cell table:style-name="ce25" office:value-type="date" office:date-value="1995-02-28">
            <text:p>1995-02-28</text:p>
          </table:table-cell>
          <table:table-cell table:style-name="ce25" office:value-type="date" office:date-value="1995-08-31">
            <text:p>1995-08-31</text:p>
          </table:table-cell>
          <table:table-cell table:style-name="ce27" office:value-type="boolean" office:boolean-value="true">
            <text:p>TRUE</text:p>
          </table:table-cell>
          <table:table-cell table:style-name="ce28" table:number-columns-repeated="4"/>
          <table:table-cell table:style-name="ce30" office:value-type="float" office:value="3">
            <text:p>3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69]);[.A69];[.M69])" office:value-type="float" office:value="182">
            <text:p>182</text:p>
          </table:table-cell>
          <table:table-cell table:style-name="Default"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180">
            <text:p>180</text:p>
          </table:table-cell>
          <table:table-cell table:style-name="ce16" table:formula="of:=DAYS360([.C70];[.D70];[.E70])" office:value-type="float" office:value="180">
            <text:p>180</text:p>
          </table:table-cell>
          <table:table-cell table:style-name="ce25" office:value-type="date" office:date-value="1995-02-28">
            <text:p>1995-02-28</text:p>
          </table:table-cell>
          <table:table-cell table:style-name="ce25" office:value-type="date" office:date-value="1995-08-31">
            <text:p>1995-08-31</text:p>
          </table:table-cell>
          <table:table-cell table:style-name="ce27" office:value-type="boolean" office:boolean-value="false">
            <text:p>FALSE</text:p>
          </table:table-cell>
          <table:table-cell table:style-name="ce28" table:number-columns-repeated="4"/>
          <table:table-cell table:style-name="ce30" office:value-type="float" office:value="3">
            <text:p>3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70]);[.A70];[.M70])" office:value-type="float" office:value="180">
            <text:p>180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6" table:formula="of:=DAYS360([.C71];[.D71];[.E71])" office:value-type="float" office:value="181">
            <text:p>181</text:p>
          </table:table-cell>
          <table:table-cell table:style-name="ce25" office:value-type="date" office:date-value="1996-02-29">
            <text:p>1996-02-29</text:p>
          </table:table-cell>
          <table:table-cell table:style-name="ce25" office:value-type="date" office:date-value="1996-08-31">
            <text:p>1996-08-31</text:p>
          </table:table-cell>
          <table:table-cell table:style-name="ce27" office:value-type="boolean" office:boolean-value="true">
            <text:p>TRUE</text:p>
          </table:table-cell>
          <table:table-cell table:style-name="ce28" table:number-columns-repeated="4"/>
          <table:table-cell table:style-name="ce30" office:value-type="float" office:value="3">
            <text:p>3</text:p>
          </table:table-cell>
          <table:table-cell table:style-name="Default" table:number-columns-repeated="2"/>
          <table:table-cell table:style-name="ce33"/>
          <table:table-cell table:style-name="Default"/>
          <table:table-cell/>
          <table:table-cell table:style-name="Default" table:formula="of:=IF(ISBLANK([.M71]);[.A71];[.M71])" office:value-type="float" office:value="181">
            <text:p>181</text:p>
          </table:table-cell>
          <table:table-cell table:style-name="Default"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26"/>
          <table:table-cell table:style-name="ce20" table:number-columns-repeated="6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6" office:value-type="float" office:value="1.5">
            <text:p>1.500000000000</text:p>
          </table:table-cell>
          <table:table-cell table:style-name="ce17" table:formula="of:=YEARFRAC([.C73];[.D73];[.E73])" office:value-type="float" office:value="1.5">
            <text:p>1.500000000000</text:p>
          </table:table-cell>
          <table:table-cell table:style-name="ce24" office:value-type="date" office:date-value="1995-02-28T04:45:00">
            <text:p>02/28/95 04:45 AM</text:p>
          </table:table-cell>
          <table:table-cell table:style-name="ce24" office:value-type="date" office:date-value="1996-08-31">
            <text:p>08/31/96 12:00 AM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YEARFRAC</text:p>
          </table:table-cell>
          <table:table-cell table:style-name="ce32"/>
          <table:table-cell/>
          <table:table-cell/>
          <table:table-cell table:style-name="Default" table:formula="of:=IF(ISBLANK([.M73]);[.A73];[.M73])" office:value-type="float" office:value="1.5">
            <text:p>1.5</text:p>
          </table:table-cell>
          <table:table-cell table:style-name="Default"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.50684931506849">
            <text:p>1.506849315068</text:p>
          </table:table-cell>
          <table:table-cell table:style-name="ce17" table:formula="of:=YEARFRAC([.C74];[.D74];[.E74])" office:value-type="float" office:value="1.50684931506849">
            <text:p>1.506849315069</text:p>
          </table:table-cell>
          <table:table-cell table:style-name="ce24" office:value-type="date" office:date-value="1995-02-28">
            <text:p>02/28/95 12:00 AM</text:p>
          </table:table-cell>
          <table:table-cell table:style-name="ce24" office:value-type="date" office:date-value="1996-08-31T04:00:00">
            <text:p>08/31/96 04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4]);[.A74];[.M74])" office:value-type="float" office:value="1.50684931506849">
            <text:p>1.51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.52777777777778">
            <text:p>1.527777777778</text:p>
          </table:table-cell>
          <table:table-cell table:style-name="ce17" table:formula="of:=YEARFRAC([.C75];[.D75];[.E75])" office:value-type="float" office:value="1.52777777777778">
            <text:p>1.527777777778</text:p>
          </table:table-cell>
          <table:table-cell table:style-name="ce24" office:value-type="date" office:date-value="1995-02-28">
            <text:p>02/28/95 12:00 AM</text:p>
          </table:table-cell>
          <table:table-cell table:style-name="ce24" office:value-type="date" office:date-value="1996-08-31">
            <text:p>08/31/96 12:00 AM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5]);[.A75];[.M75])" office:value-type="float" office:value="1.52777777777778">
            <text:p>1.53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.50684931506849">
            <text:p>1.506849315068</text:p>
          </table:table-cell>
          <table:table-cell table:style-name="ce17" table:formula="of:=YEARFRAC([.C76];[.D76];[.E76])" office:value-type="float" office:value="1.50684931506849">
            <text:p>1.506849315069</text:p>
          </table:table-cell>
          <table:table-cell table:style-name="ce24" office:value-type="date" office:date-value="1995-02-28">
            <text:p>02/28/95 12:00 AM</text:p>
          </table:table-cell>
          <table:table-cell table:style-name="ce24" office:value-type="date" office:date-value="1996-08-31">
            <text:p>08/31/96 12:00 AM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6]);[.A76];[.M76])" office:value-type="float" office:value="1.50684931506849">
            <text:p>1.51</text:p>
          </table:table-cell>
          <table:table-cell table:style-name="Default"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.50555555555556">
            <text:p>1.505555555556</text:p>
          </table:table-cell>
          <table:table-cell table:style-name="ce17" table:formula="of:=YEARFRAC([.C77];[.D77];[.E77])" office:value-type="float" office:value="1.50555555555556">
            <text:p>1.505555555556</text:p>
          </table:table-cell>
          <table:table-cell table:style-name="ce24" office:value-type="date" office:date-value="1995-02-28">
            <text:p>02/28/95 12:00 AM</text:p>
          </table:table-cell>
          <table:table-cell table:style-name="ce24" office:value-type="date" office:date-value="1996-08-31">
            <text:p>08/31/96 12:00 AM</text:p>
          </table:table-cell>
          <table:table-cell table:style-name="ce20" office:value-type="float" office:value="4">
            <text:p>4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7]);[.A77];[.M77])" office:value-type="float" office:value="1.50555555555556">
            <text:p>1.51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5.427397260274">
            <text:p>15.427397260274</text:p>
          </table:table-cell>
          <table:table-cell table:style-name="ce17" table:formula="of:=YEARFRAC([.C78];[.D78];[.E78])" office:value-type="float" office:value="15.427397260274">
            <text:p>15.427397260274</text:p>
          </table:table-cell>
          <table:table-cell table:style-name="ce24" office:value-type="date" office:date-value="1995-03-28">
            <text:p>03/28/95 12:00 AM</text:p>
          </table:table-cell>
          <table:table-cell table:style-name="ce24" office:value-type="date" office:date-value="2010-08-31">
            <text:p>08/31/10 12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8]);[.A78];[.M78])" office:value-type="float" office:value="15.427397260274">
            <text:p>15.43</text:p>
          </table:table-cell>
          <table:table-cell table:style-name="Default"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5.5833333333333">
            <text:p>15.583333333333</text:p>
          </table:table-cell>
          <table:table-cell table:style-name="ce17" table:formula="of:=YEARFRAC([.C79];[.D79];[.E79])" office:value-type="float" office:value="15.5833333333333">
            <text:p>15.583333333333</text:p>
          </table:table-cell>
          <table:table-cell table:style-name="ce24" office:value-type="date" office:date-value="1995-01-30T04:45:00">
            <text:p>01/30/95 04:45 AM</text:p>
          </table:table-cell>
          <table:table-cell table:style-name="ce24" office:value-type="date" office:date-value="2010-08-31">
            <text:p>08/31/10 12:00 AM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79]);[.A79];[.M79])" office:value-type="float" office:value="15.5833333333333">
            <text:p>15.58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15.5833333333333">
            <text:p>15.583333333333</text:p>
          </table:table-cell>
          <table:table-cell table:style-name="ce17" table:formula="of:=YEARFRAC([.C80];[.D80];[.E80])" office:value-type="float" office:value="15.5833333333333">
            <text:p>15.583333333333</text:p>
          </table:table-cell>
          <table:table-cell table:style-name="ce24" office:value-type="date" office:date-value="1995-01-31T04:45:00">
            <text:p>01/31/95 04:45 AM</text:p>
          </table:table-cell>
          <table:table-cell table:style-name="ce24" office:value-type="date" office:date-value="2010-08-30">
            <text:p>08/30/10 12:00 AM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style-name="Default" table:number-columns-repeated="2"/>
          <table:table-cell table:style-name="ce32"/>
          <table:table-cell/>
          <table:table-cell/>
          <table:table-cell table:style-name="Default" table:formula="of:=IF(ISBLANK([.M80]);[.A80];[.M80])" office:value-type="float" office:value="15.5833333333333">
            <text:p>15.58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7" office:value-type="float" office:value="0.0819672131147541">
            <text:p>0.081967213115</text:p>
          </table:table-cell>
          <table:table-cell table:style-name="ce17" table:formula="of:=YEARFRAC([.C81];[.D81];[.E81])" office:value-type="float" office:value="0.0819672131147541">
            <text:p>0.081967213115</text:p>
          </table:table-cell>
          <table:table-cell table:style-name="ce24" office:value-type="date" office:date-value="2008-01-01">
            <text:p>01/01/08 12:00 AM</text:p>
          </table:table-cell>
          <table:table-cell table:style-name="ce24" office:value-type="date" office:date-value="2008-01-31">
            <text:p>01/31/08 12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1]);[.A81];[.M81])" office:value-type="float" office:value="0.0819672131147541">
            <text:p>0.08</text:p>
          </table:table-cell>
          <table:table-cell table:style-name="Default"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7.25">
            <text:p>7.250000000000</text:p>
          </table:table-cell>
          <table:table-cell table:style-name="ce17" table:formula="of:=YEARFRAC([.C82];[.D82];[.E82])" office:value-type="float" office:value="7.25">
            <text:p>7.250000000000</text:p>
          </table:table-cell>
          <table:table-cell table:style-name="ce24" office:value-type="date" office:date-value="1996-02-29">
            <text:p>02/29/96 12:00 AM</text:p>
          </table:table-cell>
          <table:table-cell table:style-name="ce24" office:value-type="date" office:date-value="2003-05-30">
            <text:p>05/30/03 12:00 AM</text:p>
          </table:table-cell>
          <table:table-cell table:style-name="ce20" office:value-type="float" office:value="0">
            <text:p>0</text:p>
          </table:table-cell>
          <table:table-cell table:style-name="Default" table:number-columns-repeated="4"/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/>
          <table:table-cell table:style-name="Default"/>
          <table:table-cell table:style-name="Default"/>
          <table:table-cell table:style-name="Default" table:formula="of:=IF(ISBLANK([.M82]);[.A82];[.M82])" office:value-type="float" office:value="7.25">
            <text:p>7.25</text:p>
          </table:table-cell>
          <table:table-cell table:style-name="Default"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7.25">
            <text:p>7.250000000000</text:p>
          </table:table-cell>
          <table:table-cell table:style-name="ce17" table:formula="of:=YEARFRAC([.C83];[.D83];[.E83])" office:value-type="float" office:value="7.25">
            <text:p>7.250000000000</text:p>
          </table:table-cell>
          <table:table-cell table:style-name="ce24" office:value-type="date" office:date-value="1996-02-29">
            <text:p>02/29/96 12:00 AM</text:p>
          </table:table-cell>
          <table:table-cell table:style-name="ce24" office:value-type="date" office:date-value="2003-05-31">
            <text:p>05/31/03 12:00 AM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3]);[.A83];[.M83])" office:value-type="float" office:value="7.25">
            <text:p>7.25</text:p>
          </table:table-cell>
          <table:table-cell table:style-name="Default"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8.26111111111111">
            <text:p>8.261111111111</text:p>
          </table:table-cell>
          <table:table-cell table:style-name="ce17" table:formula="of:=YEARFRAC([.C84];[.D84])" office:value-type="float" office:value="8.26111111111111">
            <text:p>8.261111111111</text:p>
          </table:table-cell>
          <table:table-cell table:style-name="ce24" office:value-type="date" office:date-value="1995-02-27">
            <text:p>02/27/95 12:00 AM</text:p>
          </table:table-cell>
          <table:table-cell table:style-name="ce24" office:value-type="date" office:date-value="2003-05-31">
            <text:p>05/31/03 12:00 AM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style-name="Default" table:number-columns-repeated="2"/>
          <table:table-cell table:style-name="ce32"/>
          <table:table-cell/>
          <table:table-cell/>
          <table:table-cell table:style-name="Default" table:formula="of:=IF(ISBLANK([.M84]);[.A84];[.M84])" office:value-type="float" office:value="8.26111111111111">
            <text:p>8.26</text:p>
          </table:table-cell>
          <table:table-cell table:style-name="Default"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8.25">
            <text:p>8.250000000000</text:p>
          </table:table-cell>
          <table:table-cell table:style-name="ce17" table:formula="of:=YEARFRAC([.C85];[.D85];[.E85])" office:value-type="float" office:value="8.25">
            <text:p>8.250000000000</text:p>
          </table:table-cell>
          <table:table-cell table:style-name="ce24" office:value-type="date" office:date-value="1995-02-27">
            <text:p>02/27/95 12:00 AM</text:p>
          </table:table-cell>
          <table:table-cell table:style-name="ce24" office:value-type="date" office:date-value="2003-05-27">
            <text:p>05/27/03 12:00 AM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5]);[.A85];[.M85])" office:value-type="float" office:value="8.25">
            <text:p>8.25</text:p>
          </table:table-cell>
          <table:table-cell table:style-name="Default"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8.24383561643836">
            <text:p>8.243835616438</text:p>
          </table:table-cell>
          <table:table-cell table:style-name="ce17" table:formula="of:=YEARFRAC([.C86];[.D86];[.E86])" office:value-type="float" office:value="8.24383561643836">
            <text:p>8.243835616438</text:p>
          </table:table-cell>
          <table:table-cell table:style-name="ce24" office:value-type="date" office:date-value="1995-02-27">
            <text:p>02/27/95 12:00 AM</text:p>
          </table:table-cell>
          <table:table-cell table:style-name="ce24" office:value-type="date" office:date-value="2003-05-27">
            <text:p>05/27/03 12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6]);[.A86];[.M86])" office:value-type="float" office:value="8.24383561643836">
            <text:p>8.24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8.36388888888889">
            <text:p>8.363888888889</text:p>
          </table:table-cell>
          <table:table-cell table:style-name="ce17" table:formula="of:=YEARFRAC([.C87];[.D87];[.E87])" office:value-type="float" office:value="8.36388888888889">
            <text:p>8.363888888889</text:p>
          </table:table-cell>
          <table:table-cell table:style-name="ce24" office:value-type="date" office:date-value="1995-02-27">
            <text:p>02/27/95 12:00 AM</text:p>
          </table:table-cell>
          <table:table-cell table:style-name="ce24" office:value-type="date" office:date-value="2003-05-27">
            <text:p>05/27/03 12:00 AM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7]);[.A87];[.M87])" office:value-type="float" office:value="8.36388888888889">
            <text:p>8.36</text:p>
          </table:table-cell>
          <table:table-cell table:style-name="Default"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8.24931506849315">
            <text:p>8.249315068493</text:p>
          </table:table-cell>
          <table:table-cell table:style-name="ce17" table:formula="of:=YEARFRAC([.C88];[.D88];[.E88])" office:value-type="float" office:value="8.24931506849315">
            <text:p>8.249315068493</text:p>
          </table:table-cell>
          <table:table-cell table:style-name="ce24" office:value-type="date" office:date-value="1995-02-27">
            <text:p>02/27/95 12:00 AM</text:p>
          </table:table-cell>
          <table:table-cell table:style-name="ce24" office:value-type="date" office:date-value="2003-05-27">
            <text:p>05/27/03 12:00 AM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8]);[.A88];[.M88])" office:value-type="float" office:value="8.24931506849315">
            <text:p>8.25</text:p>
          </table:table-cell>
          <table:table-cell table:style-name="Default"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6" office:value-type="float" office:value="8.25">
            <text:p>8.250000000000</text:p>
          </table:table-cell>
          <table:table-cell table:style-name="ce17" table:formula="of:=YEARFRAC([.C89];[.D89];[.E89])" office:value-type="float" office:value="8.25">
            <text:p>8.250000000000</text:p>
          </table:table-cell>
          <table:table-cell table:style-name="ce24" office:value-type="date" office:date-value="1995-02-27">
            <text:p>02/27/95 12:00 AM</text:p>
          </table:table-cell>
          <table:table-cell table:style-name="ce24" office:value-type="date" office:date-value="2003-05-27">
            <text:p>05/27/03 12:00 AM</text:p>
          </table:table-cell>
          <table:table-cell table:style-name="ce20" office:value-type="float" office:value="4">
            <text:p>4</text:p>
          </table:table-cell>
          <table:table-cell table:style-name="ce20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89]);[.A89];[.M89])" office:value-type="float" office:value="8.25">
            <text:p>8.25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8" office:value-type="date" office:date-value="1994-03-31">
            <text:p>03/31/94 12:00 AM</text:p>
          </table:table-cell>
          <table:table-cell table:style-name="ce18" table:formula="of:=EOMONTH([.C91];[.D91])" office:value-type="date" office:date-value="1994-03-31">
            <text:p>03/31/94 12:00 AM</text:p>
          </table:table-cell>
          <table:table-cell table:style-name="ce24" office:value-type="date" office:date-value="1994-02-28T00:45:00">
            <text:p>02/28/94 12:45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EOMONTH</text:p>
          </table:table-cell>
          <table:table-cell table:style-name="ce32"/>
          <table:table-cell/>
          <table:table-cell/>
          <table:table-cell table:style-name="Default" table:formula="of:=IF(ISBLANK([.M91]);[.A91];[.M91])" office:value-type="date" office:date-value="1994-03-31">
            <text:p>03/31/94 12:00 AM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4-02-28">
            <text:p>02/28/94 12:00 AM</text:p>
          </table:table-cell>
          <table:table-cell table:style-name="ce18" table:formula="of:=EOMONTH([.C92];[.D92])" office:value-type="date" office:date-value="1994-02-28">
            <text:p>02/28/94 12:00 AM</text:p>
          </table:table-cell>
          <table:table-cell table:style-name="ce24" office:value-type="date" office:date-value="1994-01-30T04:00:00">
            <text:p>01/30/94 04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style-name="Default" table:number-columns-repeated="2"/>
          <table:table-cell table:style-name="ce32"/>
          <table:table-cell/>
          <table:table-cell/>
          <table:table-cell table:style-name="Default" table:formula="of:=IF(ISBLANK([.M92]);[.A92];[.M92])" office:value-type="date" office:date-value="1994-02-28">
            <text:p>02/28/94 12:00 AM</text:p>
          </table:table-cell>
          <table:table-cell table:style-name="Default"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4-02-28">
            <text:p>02/28/94 12:00 AM</text:p>
          </table:table-cell>
          <table:table-cell table:style-name="ce18" table:formula="of:=EOMONTH([.C93];[.D93])" office:value-type="date" office:date-value="1994-02-28">
            <text:p>02/28/94 12:00 AM</text:p>
          </table:table-cell>
          <table:table-cell table:style-name="ce24" office:value-type="date" office:date-value="1994-01-31">
            <text:p>01/31/94 12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93]);[.A93];[.M93])" office:value-type="date" office:date-value="1994-02-28">
            <text:p>02/28/94 12:00 AM</text:p>
          </table:table-cell>
          <table:table-cell table:style-name="Default"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4-02-28">
            <text:p>02/28/94 12:00 AM</text:p>
          </table:table-cell>
          <table:table-cell table:style-name="ce18" table:formula="of:=EOMONTH([.C94];[.D94])" office:value-type="date" office:date-value="1994-02-28">
            <text:p>02/28/94 12:00 AM</text:p>
          </table:table-cell>
          <table:table-cell table:style-name="ce24" office:value-type="date" office:date-value="1994-01-01">
            <text:p>01/01/94 12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94]);[.A94];[.M94])" office:value-type="date" office:date-value="1994-02-28">
            <text:p>02/28/94 12:00 AM</text:p>
          </table:table-cell>
          <table:table-cell table:style-name="Default"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3-12-31">
            <text:p>12/31/93 12:00 AM</text:p>
          </table:table-cell>
          <table:table-cell table:style-name="ce18" table:formula="of:=EOMONTH([.C95];[.D95])" office:value-type="date" office:date-value="1993-12-31">
            <text:p>12/31/93 12:00 AM</text:p>
          </table:table-cell>
          <table:table-cell table:style-name="ce24" office:value-type="date" office:date-value="1994-01-02">
            <text:p>01/02/94 12:00 AM</text:p>
          </table:table-cell>
          <table:table-cell table:style-name="ce20" office:value-type="float" office:value="-1">
            <text:p>-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95]);[.A95];[.M95])" office:value-type="date" office:date-value="1993-12-31">
            <text:p>12/31/93 12:00 AM</text:p>
          </table:table-cell>
          <table:table-cell table:style-name="Default"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3-02-28">
            <text:p>02/28/93 12:00 AM</text:p>
          </table:table-cell>
          <table:table-cell table:style-name="ce18" table:formula="of:=EOMONTH([.C96];[.D96])" office:value-type="date" office:date-value="1993-02-28">
            <text:p>02/28/93 12:00 AM</text:p>
          </table:table-cell>
          <table:table-cell table:style-name="ce24" office:value-type="date" office:date-value="1994-01-31">
            <text:p>01/31/94 12:00 AM</text:p>
          </table:table-cell>
          <table:table-cell table:style-name="ce20" office:value-type="float" office:value="-11">
            <text:p>-1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96]);[.A96];[.M96])" office:value-type="date" office:date-value="1993-02-28">
            <text:p>02/28/93 12:00 AM</text:p>
          </table:table-cell>
          <table:table-cell table:style-name="Default"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94-01-31">
            <text:p>01/31/94 12:00 AM</text:p>
          </table:table-cell>
          <table:table-cell table:style-name="ce18" table:formula="of:=EOMONTH([.C97];[.D97])" office:value-type="date" office:date-value="2094-01-31">
            <text:p>01/31/94 12:00 AM</text:p>
          </table:table-cell>
          <table:table-cell table:style-name="ce24" office:value-type="date" office:date-value="1994-01-01">
            <text:p>01/01/94 12:00 AM</text:p>
          </table:table-cell>
          <table:table-cell table:style-name="ce20" office:value-type="float" office:value="1200">
            <text:p>1200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97]);[.A97];[.M97])" office:value-type="date" office:date-value="2094-01-31">
            <text:p>01/31/94 12:00 AM</text:p>
          </table:table-cell>
          <table:table-cell table:style-name="Default"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8" office:value-type="date" office:date-value="1994-03-28">
            <text:p>03/28/94 12:00 AM</text:p>
          </table:table-cell>
          <table:table-cell table:style-name="ce18" table:formula="of:=EDATE([.C99];[.D99])" office:value-type="date" office:date-value="1994-03-28">
            <text:p>03/28/94 12:00 AM</text:p>
          </table:table-cell>
          <table:table-cell table:style-name="ce24" office:value-type="date" office:date-value="1994-02-28T00:45:00">
            <text:p>02/28/94 12:45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EDATE</text:p>
          </table:table-cell>
          <table:table-cell table:style-name="ce32"/>
          <table:table-cell/>
          <table:table-cell/>
          <table:table-cell table:style-name="Default" table:formula="of:=IF(ISBLANK([.M99]);[.A99];[.M99])" office:value-type="date" office:date-value="1994-03-28">
            <text:p>03/28/94 12:00 AM</text:p>
          </table:table-cell>
          <table:table-cell table:style-name="Default"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4-02-28">
            <text:p>02/28/94 12:00 AM</text:p>
          </table:table-cell>
          <table:table-cell table:style-name="ce18" table:formula="of:=EDATE([.C100];[.D100])" office:value-type="date" office:date-value="1994-02-28">
            <text:p>02/28/94 12:00 AM</text:p>
          </table:table-cell>
          <table:table-cell table:style-name="ce24" office:value-type="date" office:date-value="1994-01-31T04:00:00">
            <text:p>01/31/94 04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0]);[.A100];[.M100])" office:value-type="date" office:date-value="1994-02-28">
            <text:p>02/28/94 12:00 AM</text:p>
          </table:table-cell>
          <table:table-cell table:style-name="Default"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4-02-01">
            <text:p>02/01/94 12:00 AM</text:p>
          </table:table-cell>
          <table:table-cell table:style-name="ce18" table:formula="of:=EDATE([.C101];[.D101])" office:value-type="date" office:date-value="1994-02-01">
            <text:p>02/01/94 12:00 AM</text:p>
          </table:table-cell>
          <table:table-cell table:style-name="ce24" office:value-type="date" office:date-value="1994-01-01">
            <text:p>01/01/94 12:00 AM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1]);[.A101];[.M101])" office:value-type="date" office:date-value="1994-02-01">
            <text:p>02/01/94 12:00 AM</text:p>
          </table:table-cell>
          <table:table-cell table:style-name="Default"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3-12-02">
            <text:p>12/02/93 12:00 AM</text:p>
          </table:table-cell>
          <table:table-cell table:style-name="ce18" table:formula="of:=EDATE([.C102];[.D102])" office:value-type="date" office:date-value="1993-12-02">
            <text:p>12/02/93 12:00 AM</text:p>
          </table:table-cell>
          <table:table-cell table:style-name="ce24" office:value-type="date" office:date-value="1994-01-02">
            <text:p>01/02/94 12:00 AM</text:p>
          </table:table-cell>
          <table:table-cell table:style-name="ce20" office:value-type="float" office:value="-1">
            <text:p>-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2]);[.A102];[.M102])" office:value-type="date" office:date-value="1993-12-02">
            <text:p>12/02/93 12:00 AM</text:p>
          </table:table-cell>
          <table:table-cell table:style-name="Default"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1993-02-28">
            <text:p>02/28/93 12:00 AM</text:p>
          </table:table-cell>
          <table:table-cell table:style-name="ce18" table:formula="of:=EDATE([.C103];[.D103])" office:value-type="date" office:date-value="1993-02-28">
            <text:p>02/28/93 12:00 AM</text:p>
          </table:table-cell>
          <table:table-cell table:style-name="ce24" office:value-type="date" office:date-value="1994-01-31">
            <text:p>01/31/94 12:00 AM</text:p>
          </table:table-cell>
          <table:table-cell table:style-name="ce20" office:value-type="float" office:value="-11">
            <text:p>-1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3]);[.A103];[.M103])" office:value-type="date" office:date-value="1993-02-28">
            <text:p>02/28/93 12:00 AM</text:p>
          </table:table-cell>
          <table:table-cell table:style-name="Default"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94-01-31">
            <text:p>01/31/94 12:00 AM</text:p>
          </table:table-cell>
          <table:table-cell table:style-name="ce18" table:formula="of:=EDATE([.C104];[.D104])" office:value-type="date" office:date-value="2094-01-31">
            <text:p>01/31/94 12:00 AM</text:p>
          </table:table-cell>
          <table:table-cell table:style-name="ce24" office:value-type="date" office:date-value="1994-01-31">
            <text:p>01/31/94 12:00 AM</text:p>
          </table:table-cell>
          <table:table-cell table:style-name="ce20" office:value-type="float" office:value="1200">
            <text:p>1200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4]);[.A104];[.M104])" office:value-type="date" office:date-value="2094-01-31">
            <text:p>01/31/94 12:00 AM</text:p>
          </table:table-cell>
          <table:table-cell table:style-name="Default"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1007"/>
        </table:table-row>
        <table:table-row table:style-name="ro3">
          <table:table-cell table:style-name="ce9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8" office:value-type="date" office:date-value="2010-07-01">
            <text:p>07/01/10 12:00 AM</text:p>
          </table:table-cell>
          <table:table-cell table:style-name="ce18" table:formula="of:=WORKDAY([.C106];[.D106])" office:value-type="date" office:date-value="2010-07-01">
            <text:p>07/01/10 12:00 AM</text:p>
          </table:table-cell>
          <table:table-cell table:style-name="ce24" office:value-type="date" office:date-value="2010-07-01T04:00:00">
            <text:p>07/01/10 04:00 AM</text:p>
          </table:table-cell>
          <table:table-cell table:style-name="ce20" office:value-type="float" office:value="0">
            <text:p>0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WORKDAY</text:p>
          </table:table-cell>
          <table:table-cell table:style-name="ce32"/>
          <table:table-cell/>
          <table:table-cell/>
          <table:table-cell table:style-name="Default" table:formula="of:=IF(ISBLANK([.M106]);[.A106];[.M106])" office:value-type="date" office:date-value="2010-07-01">
            <text:p>07/01/10 12:00 AM</text:p>
          </table:table-cell>
          <table:table-cell table:style-name="Default"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0-07-21">
            <text:p>07/21/10 12:00 AM</text:p>
          </table:table-cell>
          <table:table-cell table:style-name="ce18" table:formula="of:=WORKDAY([.C107];[.D107])" office:value-type="date" office:date-value="2010-07-21">
            <text:p>07/21/10 12:00 AM</text:p>
          </table:table-cell>
          <table:table-cell table:style-name="ce24" office:value-type="date" office:date-value="2010-07-01">
            <text:p>07/01/10 12:00 AM</text:p>
          </table:table-cell>
          <table:table-cell table:style-name="ce20" office:value-type="float" office:value="14">
            <text:p>14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7]);[.A107];[.M107])" office:value-type="date" office:date-value="2010-07-21">
            <text:p>07/21/10 12:00 AM</text:p>
          </table:table-cell>
          <table:table-cell table:style-name="Default"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0-07-23">
            <text:p>07/23/10 12:00 AM</text:p>
          </table:table-cell>
          <table:table-cell table:style-name="ce18" table:formula="of:=WORKDAY([.C108];[.D108];[.E108:.G108])" office:value-type="date" office:date-value="2010-07-23">
            <text:p>07/23/10 12:00 AM</text:p>
          </table:table-cell>
          <table:table-cell table:style-name="ce24" office:value-type="date" office:date-value="2010-07-01">
            <text:p>07/01/10 12:00 AM</text:p>
          </table:table-cell>
          <table:table-cell table:style-name="ce20" office:value-type="float" office:value="14">
            <text:p>14</text:p>
          </table:table-cell>
          <table:table-cell table:style-name="ce24" office:value-type="date" office:date-value="2010-07-01">
            <text:p>07/01/10 12:00 AM</text:p>
          </table:table-cell>
          <table:table-cell table:style-name="ce24" office:value-type="date" office:date-value="2010-07-02T04:00:00">
            <text:p>07/02/10 04:00 AM</text:p>
          </table:table-cell>
          <table:table-cell table:style-name="ce24" office:value-type="date" office:date-value="2010-07-15">
            <text:p>07/15/10 12:00 AM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8]);[.A108];[.M108])" office:value-type="date" office:date-value="2010-07-23">
            <text:p>07/23/10 12:00 AM</text:p>
          </table:table-cell>
          <table:table-cell table:style-name="Default"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0-06-16">
            <text:p>06/16/10 12:00 AM</text:p>
          </table:table-cell>
          <table:table-cell table:style-name="ce18" table:formula="of:=WORKDAY([.C109];[.D109])" office:value-type="date" office:date-value="2010-06-16">
            <text:p>06/16/10 12:00 AM</text:p>
          </table:table-cell>
          <table:table-cell table:style-name="ce24" office:value-type="date" office:date-value="2010-07-01">
            <text:p>07/01/10 12:00 AM</text:p>
          </table:table-cell>
          <table:table-cell table:style-name="ce20" office:value-type="float" office:value="-11">
            <text:p>-11</text:p>
          </table:table-cell>
          <table:table-cell table:style-name="ce20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09]);[.A109];[.M109])" office:value-type="date" office:date-value="2010-06-16">
            <text:p>06/16/10 12:00 AM</text:p>
          </table:table-cell>
          <table:table-cell table:style-name="Default"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0-06-15">
            <text:p>06/15/10 12:00 AM</text:p>
          </table:table-cell>
          <table:table-cell table:style-name="ce18" table:formula="of:=WORKDAY([.C110];[.D110];[.E110:.G110])" office:value-type="date" office:date-value="2010-06-15">
            <text:p>06/15/10 12:00 AM</text:p>
          </table:table-cell>
          <table:table-cell table:style-name="ce24" office:value-type="date" office:date-value="2010-07-01">
            <text:p>07/01/10 12:00 AM</text:p>
          </table:table-cell>
          <table:table-cell table:style-name="ce20" office:value-type="float" office:value="-11">
            <text:p>-11</text:p>
          </table:table-cell>
          <table:table-cell table:style-name="ce24" office:value-type="date" office:date-value="2010-07-02">
            <text:p>07/02/10 12:00 AM</text:p>
          </table:table-cell>
          <table:table-cell table:style-name="ce24" office:value-type="date" office:date-value="2010-06-27">
            <text:p>06/27/10 12:00 AM</text:p>
          </table:table-cell>
          <table:table-cell table:style-name="ce24" office:value-type="date" office:date-value="2010-06-24">
            <text:p>06/24/10 12:00 AM</text:p>
          </table:table-cell>
          <table:table-cell table:style-name="ce20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2"/>
          <table:table-cell/>
          <table:table-cell/>
          <table:table-cell table:style-name="Default" table:formula="of:=IF(ISBLANK([.M110]);[.A110];[.M110])" office:value-type="date" office:date-value="2010-06-15">
            <text:p>06/15/10 12:00 AM</text:p>
          </table:table-cell>
          <table:table-cell table:style-name="Default"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1007"/>
        </table:table-row>
        <table:table-row table:style-name="ro3" table:number-rows-repeated="9890">
          <table:table-cell table:style-name="ce2"/>
          <table:table-cell/>
          <table:table-cell table:style-name="ce20" table:number-columns-repeated="7"/>
          <table:table-cell table:number-columns-repeated="3"/>
          <table:table-cell table:style-name="ce3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3" table:number-rows-repeated="2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3" table:number-rows-repeated="55533">
          <table:table-cell table:number-columns-repeated="1024"/>
        </table:table-row>
        <table:table-row table:style-name="ro3">
          <table:table-cell table:number-columns-repeated="9"/>
          <table:table-cell table:style-name="ce31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style:text-properties fo:color="#ff0000"/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number number:decimal-places="0" number:min-integer-digits="1" number:grouping="true"/>
      <number:text> </number:text>
    </number:number-style>
    <number:number-style style:name="N137P1" style:volatile="true">
      <number:text> SFr. -</number:text>
      <number:number number:decimal-places="0" number:min-integer-digits="1" number:grouping="true"/>
      <number:text> </number:text>
    </number:number-style>
    <number:number-style style:name="N137P2" style:volatile="true">
      <number:text> S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 </number:text>
      <number:number number:decimal-places="2" number:min-integer-digits="1" number:grouping="true"/>
      <number:text> </number:text>
    </number:number-style>
    <number:number-style style:name="N145P1" style:volatile="true">
      <number:text> SFr. -</number:text>
      <number:number number:decimal-places="2" number:min-integer-digits="1" number:grouping="true"/>
      <number:text> </number:text>
    </number:number-style>
    <number:number-style style:name="N145P2" style:volatile="true">
      <number:text> SFr.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р.</number:text>
    </number:number-style>
    <number:number-style style:name="N151">
      <number:text>-</number:text>
      <number:number number:decimal-places="0" number:min-integer-digits="1" number:grouping="true"/>
      <number:text>р.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р.</number:text>
    </number:number-style>
    <number:number-style style:name="N15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р.</number:text>
    </number:number-style>
    <number:number-style style:name="N154">
      <number:text>-</number:text>
      <number:number number:decimal-places="2" number:min-integer-digits="1" number:grouping="true"/>
      <number:text>р.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р.</number:text>
    </number:number-style>
    <number:number-style style:name="N15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5P0"/>
    </number:number-style>
    <number:number-style style:name="N159P0" style:volatile="true">
      <number:number number:decimal-places="0" number:min-integer-digits="1" number:grouping="true"/>
      <number:text>р. </number:text>
    </number:number-style>
    <number:number-style style:name="N159P1" style:volatile="true">
      <number:text>-</number:text>
      <number:number number:decimal-places="0" number:min-integer-digits="1" number:grouping="true"/>
      <number:text>р. </number:text>
    </number:number-style>
    <number:number-style style:name="N159P2" style:volatile="true">
      <number:text> -р.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integer-digits="1" number:grouping="true"/>
      <number:text>р. </number:text>
    </number:number-style>
    <number:number-style style:name="N167P1" style:volatile="true">
      <number:text>-</number:text>
      <number:number number:decimal-places="2" number:min-integer-digits="1" number:grouping="true"/>
      <number:text>р. </number:text>
    </number:number-style>
    <number:number-style style:name="N167P2" style:volatile="true">
      <number:text> -</number:text>
      <number:number number:decimal-places="0" number:min-integer-digits="0"/>
      <number:text>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8" number:min-integer-digits="1"/>
    </number:number-style>
    <number:number-style style:name="N173">
      <number:number number:decimal-places="7" number:min-integer-digits="1"/>
    </number:number-style>
    <number:number-style style:name="N174">
      <number:number number:decimal-places="6" number:min-integer-digits="1"/>
    </number:number-style>
    <number:number-style style:name="N175">
      <number:number number:decimal-places="5" number:min-integer-digits="1"/>
    </number:number-style>
    <number:number-style style:name="N176">
      <number:number number:decimal-places="4" number:min-integer-digits="1"/>
    </number:number-style>
    <number:number-style style:name="N177">
      <number:number number:decimal-places="3" number:min-integer-digits="1"/>
    </number:number-style>
    <number:number-style style:name="N180P0" style:volatile="true">
      <number:number number:decimal-places="3" number:min-integer-digits="1" number:grouping="true"/>
      <number:text> </number:text>
    </number:number-style>
    <number:number-style style:name="N180P1" style:volatile="true">
      <number:text> -</number:text>
      <number:number number:decimal-places="3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4" number:min-integer-digits="1" number:grouping="true"/>
      <number:text> </number:text>
    </number:number-style>
    <number:number-style style:name="N183P1" style:volatile="true">
      <number:text> -</number:text>
      <number:number number:decimal-places="4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6P0" style:volatile="true">
      <number:number number:decimal-places="5" number:min-integer-digits="1" number:grouping="true"/>
      <number:text> </number:text>
    </number:number-style>
    <number:number-style style:name="N186P1" style:volatile="true">
      <number:text> -</number:text>
      <number:number number:decimal-places="5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6" number:min-integer-digits="1" number:grouping="true"/>
      <number:text> </number:text>
    </number:number-style>
    <number:number-style style:name="N189P1" style:volatile="true">
      <number:text> -</number:text>
      <number:number number:decimal-places="6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-</number:text>
      <number:number number:decimal-places="1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number:min-integer-digits="1" number:grouping="true"/>
      <number:text> </number:text>
    </number:number-style>
    <number:number-style style:name="N193P1" style:volatile="true">
      <number:text> -</number:text>
      <number:number number:decimal-places="0" number:min-integer-digits="1" number:grouping="true"/>
      <number:text> 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95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97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97">
      <number:text-content/>
      <style:map style:condition="value()&gt;=0" style:apply-style-name="N197P0"/>
    </number:text-style>
    <number:time-style style:name="N19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9">
      <number:month number:textual="true"/>
      <number:text>.</number:text>
      <number:year number:style="long"/>
    </number:date-style>
    <number:date-style style:name="N200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202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202">
      <number:text-content/>
      <style:map style:condition="value()&gt;=0" style:apply-style-name="N202P0"/>
    </number:text-style>
    <number:number-style style:name="N204P0" style:volatile="true">
      <number:text>$</number:text>
      <number:number number:decimal-places="0" number:min-integer-digits="1" number:grouping="true"/>
      <number:text> </number:text>
    </number:number-style>
    <number:number-style style:name="N204">
      <number:text>($</number:text>
      <number:number number:decimal-places="0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text>$</number:text>
      <number:number number:decimal-places="0" number:min-integer-digits="1" number:grouping="true"/>
      <number:text> </number:text>
    </number:number-style>
    <number:number-style style:name="N2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05P0"/>
    </number:number-style>
    <number:number-style style:name="N207P0" style:volatile="true">
      <number:text>$</number:text>
      <number:number number:decimal-places="2" number:min-integer-digits="1" number:grouping="true"/>
      <number:text> </number:text>
    </number:number-style>
    <number:number-style style:name="N207">
      <number:text>($</number:text>
      <number:number number:decimal-places="2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2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number number:decimal-places="0" number:min-integer-digits="1" number:grouping="true"/>
      <number:text> </number:text>
    </number:number-style>
    <number:number-style style:name="N210P1" style:volatile="true">
      <number:text> (</number:text>
      <number:number number:decimal-places="0" number:min-integer-digits="1" number:grouping="true"/>
      <number:text>)</number:text>
    </number:number-style>
    <number:number-style style:name="N210P2" style:volatile="true">
      <number:text>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number number:decimal-places="0" number:min-integer-digits="1" number:grouping="true"/>
      <number:text> </number:text>
    </number:number-style>
    <number:number-style style:name="N214P1" style:volatile="true">
      <number:text> $(</number:text>
      <number:number number:decimal-places="0" number:min-integer-digits="1" number:grouping="true"/>
      <number:text>)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2" number:min-integer-digits="1" number:grouping="true"/>
      <number:text> </number:text>
    </number:number-style>
    <number:number-style style:name="N216P1" style:volatile="true">
      <number:text> (</number:text>
      <number:number number:decimal-places="2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$</number:text>
      <number:number number:decimal-places="2" number:min-integer-digits="1" number:grouping="true"/>
      <number:text> </number:text>
    </number:number-style>
    <number:number-style style:name="N220P1" style:volatile="true">
      <number:text> $(</number:text>
      <number:number number:decimal-places="2" number:min-integer-digits="1" number:grouping="true"/>
      <number:text>)</number:text>
    </number:number-style>
    <number:number-style style:name="N220P2" style:volatile="true">
      <number:text> $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text-style style:name="N230">
      <number:text-content/>
      <style:map style:condition="value()&gt;=0" style:apply-style-name="N230P0"/>
    </number:text-style>
    <number:number-style style:name="N231">
      <number:number number:decimal-places="12" number:min-integer-digits="1"/>
    </number:number-style>
    <number:number-style style:name="N232">
      <number:number number:decimal-places="20" number:min-integer-digits="1"/>
    </number:number-style>
    <number:number-style style:name="N233">
      <number:number number:decimal-places="1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08/12/2010</text:date>, <text:time>18:4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eter Arrenbrecht</meta:initial-creator>
    <meta:creation-date>2005-11-22T22:05:38</meta:creation-date>
    <dc:date>2010-08-12T18:45:35.54</dc:date>
    <dc:language>ru-RU</dc:language>
    <meta:editing-cycles>30</meta:editing-cycles>
    <meta:editing-duration>PT27H58M42S</meta:editing-duration>
    <dc:creator>Boris Samsonov</dc:creator>
    <meta:document-statistic meta:table-count="1" meta:cell-count="883" meta:object-count="0"/>
    <meta:user-defined meta:name="Info 1"/>
    <meta:user-defined meta:name="Info 2"/>
    <meta:user-defined meta:name="Info 3"/>
    <meta:user-defined meta:name="Info 4"/>
  </office:meta>
</office:document-meta>
</file>